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55e8f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5be23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d598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55e8f" fo:background-color="#fffff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5be23" fo:background-color="#fffff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78f97" fo:background-color="#fffffe" style:font-weight-asian="normal" style:font-weight-complex="normal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5be23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d598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078f97" fo:background-color="#fffffe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1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1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style:font-name="monospace" fo:font-size="10.5pt" fo:letter-spacing="normal" fo:font-style="normal" fo:font-weight="normal" officeooo:paragraph-rsid="000aa4aa"/>
    </style:style>
    <style:style style:name="P15" style:family="paragraph" style:parent-style-name="Preformatted_20_Text">
      <style:paragraph-properties fo:margin-top="0in" fo:margin-bottom="0in" loext:contextual-spacing="false" fo:orphans="2" fo:widows="2"/>
    </style:style>
    <style:style style:name="P16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a31515" style:font-name="monospace1" fo:font-size="10.5pt" fo:letter-spacing="normal" fo:font-style="normal" fo:font-weight="normal" fo:background-color="#fffffe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b2d5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b2d5"/>
    </style:style>
    <style:style style:name="P19" style:family="paragraph" style:parent-style-name="Standard">
      <style:paragraph-properties fo:margin-top="0in" fo:margin-bottom="0.1965in" loext:contextual-spacing="false"/>
      <style:text-properties fo:color="#a31515" style:font-name="monospace1" fo:font-size="10.5pt" fo:font-weight="normal" fo:background-color="#fffffe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b2d5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2a892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12a892" style:font-weight-asian="bold" style:font-weight-complex="bold"/>
    </style:style>
    <style:style style:name="P23" style:family="paragraph" style:parent-style-name="Text_20_body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bold" officeooo:paragraph-rsid="0012a892"/>
    </style:style>
    <style:style style:name="P2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2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26" style:family="paragraph" style:parent-style-name="Preformatted_20_Text">
      <style:paragraph-properties fo:margin-top="0in" fo:margin-bottom="0in" loext:contextual-spacing="false" fo:orphans="2" fo:widows="2"/>
    </style:style>
    <style:style style:name="P27" style:family="paragraph" style:parent-style-name="Preformatted_20_Text">
      <style:paragraph-properties fo:margin-top="0in" fo:margin-bottom="0.1965in" loext:contextual-spacing="false"/>
    </style:style>
    <style:style style:name="P28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/>
    </style:style>
    <style:style style:name="P29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 officeooo:rsid="0011e4b5" officeooo:paragraph-rsid="0011e4b5"/>
    </style:style>
    <style:style style:name="P30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 officeooo:paragraph-rsid="0011e4b5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style:font-name="monospace" fo:font-size="10.5pt" fo:letter-spacing="normal" fo:font-style="normal" fo:font-weight="normal" officeooo:paragraph-rsid="00133f64"/>
    </style:style>
    <style:style style:name="P32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</style:style>
    <style:style style:name="P3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2a892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33f64" officeooo:paragraph-rsid="00133f64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0db2d5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color="#a31515" style:font-name="monospace1" fo:font-size="10.5pt" fo:font-weight="normal" fo:background-color="#fffffe" loext:char-shading-value="0"/>
    </style:style>
    <style:style style:name="T4" style:family="text">
      <style:text-properties fo:color="#a31515" style:font-name="monospace1" fo:background-color="#fffffe" loext:char-shading-value="0"/>
    </style:style>
    <style:style style:name="T5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officeooo:rsid="00133f64"/>
    </style:style>
    <style:style style:name="T7" style:family="text">
      <style:text-properties fo:font-variant="normal" fo:text-transform="none" fo:letter-spacing="normal" fo:font-style="normal" fo:font-weight="normal" officeooo:rsid="00133f64"/>
    </style:style>
    <style:style style:name="T8" style:family="text">
      <style:text-properties fo:font-variant="normal" fo:text-transform="none" fo:color="#a31515" style:font-name="monospace1" fo:letter-spacing="normal" fo:font-style="normal" officeooo:rsid="00133f64" fo:background-color="#fffffe" loext:char-shading-value="0"/>
    </style:style>
    <style:style style:name="T9" style:family="text">
      <style:text-properties officeooo:rsid="0011e4b5"/>
    </style:style>
    <style:style style:name="T10" style:family="text">
      <style:text-properties fo:background-color="#fffffe" loext:char-shading-value="0"/>
    </style:style>
    <style:style style:name="T11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M25</text:p>
      <text:p text:style-name="P9"/>
      <text:p text:style-name="P6">Average nDCG@10 for 333 queries: <text:span text:style-name="T1">0.361</text:span> </text:p>
      <text:p text:style-name="P6">MRR@10 for 333 queries: <text:span text:style-name="T1">0.305</text:span> </text:p>
      <text:p text:style-name="P6">Average Precision@1: <text:span text:style-name="T1">0.228</text:span></text:p>
      <text:p text:style-name="P4"/>
      <text:p text:style-name="P4">1_pointwise100_128_32_2e7.pt</text:p>
      <text:p text:style-name="P1"/>
      <text:p text:style-name="P1">Average nDCG@10 for 333 queries: 0.3368372501076962 </text:p>
      <text:p text:style-name="P1">MRR@10 for 333 queries: 0.28555698555698555 </text:p>
      <text:p text:style-name="P1">Average Precision@1: 0.2132132132132132</text:p>
      <text:p text:style-name="P1"/>
      <text:p text:style-name="P4">2_pointwise50_128_32_2e7.pt</text:p>
      <text:p text:style-name="P1"/>
      <text:p text:style-name="P2">Average nDCG@10 for 333 queries: 0.37437403545910847 </text:p>
      <text:p text:style-name="P2">MRR@10 for 333 queries: 0.3250178750178751 </text:p>
      <text:p text:style-name="P2">Average Precision@1: 0.2552552552552553</text:p>
      <text:p text:style-name="P2"/>
      <text:p text:style-name="P2"/>
      <text:p text:style-name="P7">100%|██████████| 8869/8869 [59:47&lt;00:00, <text:s/>2.47it/s]</text:p>
      <text:p text:style-name="P12">100%|██████████| 986/986 [01:57&lt;00:00, <text:s/>8.41it/s]</text:p>
      <text:p text:style-name="P13"><text:s text:c="2"/><text:span text:style-name="T2">0%| <text:s text:c="9"/>| 0/8869 [00:00&lt;?, ?it/s]</text:span></text:p>
      <text:p text:style-name="P11"/>
      <text:p text:style-name="P13"><text:s/><text:span text:style-name="T2">Epoch 1:</text:span></text:p>
      <text:p text:style-name="P13"><text:s text:c="9"/><text:span text:style-name="T2">Train Loss: 0.349 | Train Accuracy: 78.07%</text:span></text:p>
      <text:p text:style-name="P13"><text:s text:c="9"/><text:span text:style-name="T2">Validation Loss: 0.092 | Validation Accuracy: 97.86%</text:span></text:p>
      <text:p text:style-name="P15"/>
      <text:p text:style-name="P10">100%|██████████| 8869/8869 [59:41&lt;00:00, <text:s/>2.48it/s]</text:p>
      <text:p text:style-name="P12">100%|██████████| 986/986 [01:57&lt;00:00, <text:s/>8.41it/s]</text:p>
      <text:p text:style-name="P13"><text:s text:c="2"/><text:span text:style-name="T2">0%| <text:s text:c="9"/>| 0/8869 [00:00&lt;?, ?it/s]</text:span></text:p>
      <text:p text:style-name="P11"/>
      <text:p text:style-name="P13"><text:s/><text:span text:style-name="T2">Epoch 2:</text:span></text:p>
      <text:p text:style-name="P13"><text:s text:c="9"/><text:span text:style-name="T2">Train Loss: 0.089 | Train Accuracy: 97.9%</text:span></text:p>
      <text:p text:style-name="P13"><text:s text:c="9"/><text:span text:style-name="T2">Validation Loss: 0.086 | Validation Accuracy: 97.85%</text:span></text:p>
      <text:p text:style-name="P12"/>
      <text:p text:style-name="P16">3_pointwise100_128_32_2e7.pt</text:p>
      <text:p text:style-name="P12"/>
      <text:p text:style-name="P14">Average nDCG@10 for 333 queries: 0.3936404794482241 </text:p>
      <text:p text:style-name="P14">MRR@10 for 333 queries: 0.3397576147576148 </text:p>
      <text:p text:style-name="P14">Average Precision@1: 0.26426426426426425</text:p>
      <text:p text:style-name="P2"/>
      <text:p text:style-name="P7">100%|██████████| 15063/15063 [1:43:40&lt;00:00, <text:s/>2.42it/s]</text:p>
      <text:p text:style-name="P12">100%|██████████| 1972/1972 [03:56&lt;00:00, <text:s/>8.34it/s]</text:p>
      <text:p text:style-name="P13"><text:s text:c="2"/><text:span text:style-name="T2">0%| <text:s text:c="9"/>| 0/15063 [00:00&lt;?, ?it/s]</text:span></text:p>
      <text:p text:style-name="P11"/>
      <text:p text:style-name="P13"><text:s/><text:span text:style-name="T2">Epoch 1:</text:span></text:p>
      <text:p text:style-name="P13"><text:s text:c="9"/><text:span text:style-name="T2">Train Loss: 0.217 | Train Accuracy: 87.14%</text:span></text:p>
      <text:p text:style-name="P13"><text:s text:c="9"/><text:span text:style-name="T2">Validation Loss: 0.057 | Validation Accuracy: 98.77%</text:span></text:p>
      <text:p text:style-name="P15"/>
      <text:p text:style-name="P10">100%|██████████| 15063/15063 [1:43:39&lt;00:00, <text:s/>2.42it/s]</text:p>
      <text:p text:style-name="P12">100%|██████████| 1972/1972 [03:55&lt;00:00, <text:s/>8.36it/s]</text:p>
      <text:p text:style-name="P13"><text:s text:c="2"/><text:span text:style-name="T2">0%| <text:s text:c="9"/>| 0/15063 [00:00&lt;?, ?it/s]</text:span></text:p>
      <text:p text:style-name="P11"/>
      <text:p text:style-name="P13"><text:s/><text:span text:style-name="T2">Epoch 2:</text:span></text:p>
      <text:p text:style-name="P13"><text:s text:c="9"/><text:span text:style-name="T2">Train Loss: 0.056 | Train Accuracy: 98.79%</text:span></text:p>
      <text:p text:style-name="P13"><text:s text:c="9"/><text:span text:style-name="T2">Validation Loss: 0.055 | Validation Accuracy: 98.77%</text:span></text:p>
      <text:p text:style-name="P15"/>
      <text:p text:style-name="P10">100%|██████████| 15063/15063 [1:43:39&lt;00:00, <text:s/>2.42it/s]</text:p>
      <text:p text:style-name="P12">100%|██████████| 1972/1972 [03:56&lt;00:00, <text:s/>8.33it/s]</text:p>
      <text:p text:style-name="P11"/>
      <text:p text:style-name="P13"><text:soft-page-break/><text:s/><text:span text:style-name="T2">Epoch 3:</text:span></text:p>
      <text:p text:style-name="P13"><text:s text:c="9"/><text:span text:style-name="T2">Train Loss: 0.055 | Train Accuracy: 98.79%</text:span></text:p>
      <text:p text:style-name="P13"><text:s text:c="9"/><text:span text:style-name="T2">Validation Loss: 0.054 | Validation Accuracy: 98.77%</text:span></text:p>
      <text:p text:style-name="P2"/>
      <text:p text:style-name="P2"/>
      <text:p text:style-name="P5">1_pointwise50_128_32_3e6.pt</text:p>
      <text:p text:style-name="P2"/>
      <text:p text:style-name="P3">Average nDCG@10 for 333 queries: 0.41614560492279984 </text:p>
      <text:p text:style-name="P3">MRR@10 for 333 queries: 0.3657907907907908 </text:p>
      <text:p text:style-name="P3">Average Precision@1: 0.2912912912912913</text:p>
      <text:p text:style-name="P3"/>
      <text:p text:style-name="P8">100%|██████████| 8869/8869 [1:01:11&lt;00:00, <text:s/>2.42it/s]</text:p>
      <text:p text:style-name="P12">100%|██████████| 986/986 [01:57&lt;00:00, <text:s/>8.38it/s]</text:p>
      <text:p text:style-name="P13"><text:s text:c="2"/><text:span text:style-name="T2">0%| <text:s text:c="9"/>| 0/8869 [00:00&lt;?, ?it/s]</text:span></text:p>
      <text:p text:style-name="P11"/>
      <text:p text:style-name="P13"><text:s/><text:span text:style-name="T2">Epoch 1:</text:span></text:p>
      <text:p text:style-name="P13"><text:s text:c="9"/><text:span text:style-name="T2">Train Loss: 0.152 | Train Accuracy: 92.75%</text:span></text:p>
      <text:p text:style-name="P13"><text:s text:c="9"/><text:span text:style-name="T2">Validation Loss: 0.082 | Validation Accuracy: 97.9%</text:span></text:p>
      <text:p text:style-name="Text_20_body"><text:line-break/><text:span text:style-name="T3">1_pointwise50_256_32_3e6.pt</text:span></text:p>
      <text:p text:style-name="P35"><text:span text:style-name="T5">Average nDCG@10 for 333 queries: 0.4364793108588061</text:span></text:p>
      <text:p text:style-name="Preformatted_20_Text">MRR@10 for 333 queries: 0.38736712903379567</text:p>
      <text:p text:style-name="P32">Average Precision@1: 0.3153153153153153</text:p>
      <text:p text:style-name="P18"/>
      <text:p text:style-name="P29">Pointwise 50</text:p>
      <text:p text:style-name="P29">Batch 32</text:p>
      <text:p text:style-name="P29">LR 3e-6</text:p>
      <text:p text:style-name="P30"><text:span text:style-name="T9">max len 256</text:span></text:p>
      <text:p text:style-name="P28">100%|██████████| 8869/8869 [1:52:05&lt;00:00, <text:s/>1.32it/s]</text:p>
      <text:p text:style-name="P12">100%|██████████| 986/986 [03:58&lt;00:00, <text:s/>4.13it/s]</text:p>
      <text:p text:style-name="P13"><text:s text:c="2"/><text:span text:style-name="T2">0%| <text:s text:c="9"/>| 0/8869 [00:00&lt;?, ?it/s]</text:span></text:p>
      <text:p text:style-name="P11"/>
      <text:p text:style-name="P13"><text:s/><text:span text:style-name="T2">Epoch 1:</text:span></text:p>
      <text:p text:style-name="P13"><text:s text:c="9"/><text:span text:style-name="T2">Train Loss: 0.15 | Train Accuracy: 92.9%</text:span></text:p>
      <text:p text:style-name="P13"><text:s text:c="9"/><text:span text:style-name="T2">Validation Loss: 0.087 | Validation Accuracy: 97.92%</text:span></text:p>
      <text:p text:style-name="P15"/>
      <text:p text:style-name="P10">100%|██████████| 8869/8869 [1:52:13&lt;00:00, <text:s/>1.32it/s]</text:p>
      <text:p text:style-name="P12">100%|██████████| 986/986 [03:58&lt;00:00, <text:s/>4.13it/s]</text:p>
      <text:p text:style-name="P13"><text:s text:c="2"/><text:span text:style-name="T2">0%| <text:s text:c="9"/>| 0/8869 [00:00&lt;?, ?it/s]</text:span></text:p>
      <text:p text:style-name="P11"/>
      <text:p text:style-name="P13"><text:s/><text:span text:style-name="T2">Epoch 2:</text:span></text:p>
      <text:p text:style-name="P13"><text:s text:c="9"/><text:span text:style-name="T2">Train Loss: 0.072 | Train Accuracy: 98.11%</text:span></text:p>
      <text:p text:style-name="P13"><text:s text:c="9"/><text:span text:style-name="T2">Validation Loss: 0.078 | Validation Accuracy: 98.08%</text:span></text:p>
      <text:p text:style-name="P15"/>
      <text:p text:style-name="P10">100%|██████████| 8869/8869 [1:52:10&lt;00:00, <text:s/>1.32it/s]</text:p>
      <text:p text:style-name="P12">100%|██████████| 986/986 [03:58&lt;00:00, <text:s/>4.13it/s]</text:p>
      <text:p text:style-name="P11"/>
      <text:p text:style-name="P13"><text:s/><text:span text:style-name="T2">Epoch 3:</text:span></text:p>
      <text:p text:style-name="P13"><text:s text:c="9"/><text:span text:style-name="T2">Train Loss: 0.06 | Train Accuracy: 98.4%</text:span></text:p>
      <text:p text:style-name="P13"><text:s text:c="9"/><text:span text:style-name="T2">Validation Loss: 0.083 | Validation Accuracy: 98.07%</text:span></text:p>
      <text:p text:style-name="P27"/>
      <text:p text:style-name="P17"><text:soft-page-break/><text:span text:style-name="T10">2_pointwise50_256_32_3e6.pt</text:span></text:p>
      <text:p text:style-name="P21"><text:line-break/><text:span text:style-name="T1">Average nDCG@10 for 333 queries: 0.44988106030377717 </text:span></text:p>
      <text:p text:style-name="P22">MRR@10 for 333 queries: 0.4116223366223366 </text:p>
      <text:p text:style-name="P23"><text:span text:style-name="T11">Average Precision@1: 0.3483483483483483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0:33:27.895500747</meta:creation-date>
    <meta:generator>LibreOffice/6.0.7.3$Linux_X86_64 LibreOffice_project/00m0$Build-3</meta:generator>
    <dc:date>2020-03-25T20:41:42.051429842</dc:date>
    <meta:editing-duration>PT9H44M8S</meta:editing-duration>
    <meta:editing-cycles>15</meta:editing-cycles>
    <meta:document-statistic meta:table-count="0" meta:image-count="0" meta:object-count="0" meta:page-count="3" meta:paragraph-count="84" meta:word-count="365" meta:character-count="3402" meta:non-whitespace-character-count="2841"/>
  </office:meta>
</office:document-meta>
</file>